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1.024cm" fo:min-width="2.11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84cm" fo:min-width="3.846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0.884cm" fo:min-width="4.16cm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7cm" svg:height="1.8cm" svg:x="3.1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09cm" svg:y1="4.069cm" svg:x2="5.8cm" svg:y2="6.3cm">
          <text:p/>
        </draw:line>
        <draw:custom-shape draw:style-name="gr1" draw:text-style-name="P2" draw:layer="layout" svg:width="3.7cm" svg:height="1.8cm" svg:x="3.101cm" svg:y="2.1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2cm" svg:y="2.10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3cm" svg:y="2.10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4cm" svg:y="2.10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5cm" svg:y="2.10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6cm" svg:y="2.10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7.1cm" svg:y="23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cm" svg:height="1.8cm" svg:x="2.5cm" svg:y="6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9cm" svg:height="2cm" svg:x="2.9cm" svg:y="9.2cm">
          <text:p text:style-name="P1">suma=a+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cm" svg:y1="11.269cm" svg:x2="6.61cm" svg:y2="13cm">
          <text:p/>
        </draw:line>
        <draw:custom-shape draw:style-name="gr5" draw:text-style-name="P1" draw:layer="layout" svg:width="7.4cm" svg:height="1.8cm" svg:x="2.8cm" svg:y="12.7cm">
          <text:p text:style-name="P1">Wy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9cm" svg:height="1.8cm" svg:x="2.501cm" svg:y="6.001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9cm" svg:height="1.8cm" svg:x="2.502cm" svg:y="6.002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9cm" svg:height="1.8cm" svg:x="2.503cm" svg:y="6.003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5.1cm" svg:y1="7.8cm" svg:x2="5.5cm" svg:y2="9.1cm">
          <text:p/>
        </draw:line>
        <draw:line draw:style-name="gr2" draw:text-style-name="P3" draw:layer="layout" svg:x1="6.5cm" svg:y1="14.5cm" svg:x2="9.1cm" svg:y2="2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32.130712997</meta:creation-date>
    <dc:date>2017-09-06T12:20:29.140433715</dc:date>
    <meta:editing-duration>PT9M57S</meta:editing-duration>
    <meta:editing-cycles>3</meta:editing-cycles>
    <meta:generator>LibreOffice/5.4.0.3$Linux_X86_64 LibreOffice_project/40m0$Build-3</meta:generator>
    <meta:document-statistic meta:object-count="18"/>
  </office:meta>
</office:document-meta>
</file>